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8dd4" officeooo:paragraph-rsid="001b8d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<text:s text:c="82"/>: <text:s text:c="3"/>Sahad sadhiq</text:p>
      <text:p text:style-name="P1">Date of birth <text:s text:c="71"/>: <text:s text:c="4"/>05/05/1995</text:p>
      <text:p text:style-name="P1">Father's Name <text:s text:c="68"/>: <text:s text:c="5"/>Sadhiq V.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3:54:20.121579610</meta:creation-date>
    <dc:date>2019-02-14T14:01:26.478868838</dc:date>
    <meta:editing-duration>P0D</meta:editing-duration>
    <meta:editing-cycles>1</meta:editing-cycles>
    <meta:document-statistic meta:table-count="0" meta:image-count="0" meta:object-count="0" meta:page-count="1" meta:paragraph-count="3" meta:word-count="14" meta:character-count="304" meta:non-whitespace-character-count="60"/>
    <meta:generator>LibreOffice/4.2.8.2$Linux_x86 LibreOffice_project/420m0$Build-2</meta:generator>
  </office:meta>
</office:document-meta>
</file>